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weight="bold" officeooo:rsid="000e08d5" officeooo:paragraph-rsid="000e08d5" style:font-weight-asian="bold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Ubuntu" fo:font-weight="normal" officeooo:rsid="000e08d5" officeooo:paragraph-rsid="000e08d5" style:font-weight-asian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Ubuntu" fo:font-weight="normal" officeooo:rsid="00100368" officeooo:paragraph-rsid="0010036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Changes</text:p>
      <text:list xml:id="list1889875776" text:style-name="L2">
        <text:list-item>
          <text:p text:style-name="P2">IViewError was added to allow errors to be shown without the class requiring full access to display</text:p>
        </text:list-item>
        <text:list-item>
          <text:p text:style-name="P2">Change button listener was removed as the GUI was redesigned and this was no longer needed</text:p>
        </text:list-item>
        <text:list-item>
          <text:p text:style-name="P2">BallListener is now called add ball listener to fit the naming convention</text:p>
        </text:list-item>
        <text:list-item>
          <text:p text:style-name="P3">KeyPressListener is now RunListener</text:p>
        </text:list-item>
        <text:list-item>
          <text:p text:style-name="P3">A timer controller timerListener was added which manages the timer and is used by a number of actionListeners. This replaced StartStopListener</text:p>
        </text:list-item>
        <text:list-item>
          <text:p text:style-name="P3">ErrorMessage was added which allows the model to throw errors in the GUI.</text:p>
        </text:list-item>
        <text:list-item>
          <text:p text:style-name="P3">ExitListener and Newistener were added to control the functions of the exit and new menu buttons</text:p>
        </text:list-item>
        <text:list-item>
          <text:p text:style-name="P3">IdrawableModel was added to allow view to observe model through an interfa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0:53:09.985834142</meta:creation-date>
    <dc:date>2017-03-21T11:14:52.003369496</dc:date>
    <meta:editing-duration>PT1M21S</meta:editing-duration>
    <meta:editing-cycles>1</meta:editing-cycles>
    <meta:document-statistic meta:table-count="0" meta:image-count="0" meta:object-count="0" meta:page-count="1" meta:paragraph-count="9" meta:word-count="121" meta:character-count="706" meta:non-whitespace-character-count="602"/>
    <meta:generator>LibreOffice/5.3.1.2$Linux_X86_64 LibreOffice_project/30m0$Build-2</meta:generator>
  </office:meta>
</office:document-meta>
</file>